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c4b8a" officeooo:paragraph-rsid="000d0204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officeooo:paragraph-rsid="000d0204"/>
    </style:style>
    <style:style style:name="P3" style:family="paragraph" style:parent-style-name="Standard">
      <style:text-properties fo:font-size="18pt" fo:font-weight="bold" officeooo:rsid="000c4b8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0d6a3e" officeooo:paragraph-rsid="000d020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bold" officeooo:rsid="00100d20" officeooo:paragraph-rsid="000d020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8pt" fo:font-weight="bold" officeooo:rsid="0011e355" officeooo:paragraph-rsid="000d0204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8pt" fo:font-weight="normal" officeooo:rsid="000d6a3e" officeooo:paragraph-rsid="000d0204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8pt" fo:font-weight="normal" officeooo:rsid="000c4b8a" officeooo:paragraph-rsid="000d0204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8pt" fo:font-style="normal" fo:font-weight="normal" officeooo:rsid="000e79ef" officeooo:paragraph-rsid="000d0204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8pt" fo:font-style="normal" fo:font-weight="normal" officeooo:rsid="000e79ef" officeooo:paragraph-rsid="000d0204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8pt" fo:font-style="normal" fo:font-weight="bold" officeooo:rsid="00141bf1" officeooo:paragraph-rsid="000d0204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8pt" fo:font-style="normal" fo:font-weight="bold" officeooo:rsid="00141bf1" officeooo:paragraph-rsid="001c3dc0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8pt" fo:font-style="italic" fo:font-weight="normal" officeooo:rsid="0012d3bf" officeooo:paragraph-rsid="000d0204" style:font-size-asian="18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weight="normal" officeooo:rsid="000c4b8a" officeooo:paragraph-rsid="000d0204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normal" officeooo:rsid="000c4b8a" officeooo:paragraph-rsid="000d0204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0d0204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0d020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d0204" style:font-size-asian="18pt" style:font-size-complex="18pt"/>
    </style:style>
    <style:style style:name="T3" style:family="text">
      <style:text-properties fo:font-size="18pt" officeooo:rsid="000d6a3e" style:font-size-asian="18pt" style:font-size-complex="18pt"/>
    </style:style>
    <style:style style:name="T4" style:family="text">
      <style:text-properties fo:font-size="18pt" fo:font-weight="bold" officeooo:rsid="000c4b8a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0d6a3e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00d20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1e355" style:font-size-asian="18pt" style:font-weight-asian="bold" style:font-size-complex="18pt" style:font-weight-complex="bold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italic" fo:font-weight="normal" officeooo:rsid="0012d3bf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style="italic" fo:font-weight="normal" officeooo:rsid="00141bf1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8pt" fo:font-style="italic" fo:font-weight="normal" officeooo:rsid="00169208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size="18pt" fo:font-style="italic" fo:font-weight="normal" officeooo:rsid="00100d20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size="18pt" fo:font-weight="normal" officeooo:rsid="000d6a3e" style:font-size-asian="18pt" style:font-weight-asian="normal" style:font-size-complex="18pt" style:font-weight-complex="normal"/>
    </style:style>
    <style:style style:name="T14" style:family="text">
      <style:text-properties fo:font-size="18pt" fo:font-weight="normal" officeooo:rsid="00100d20" style:font-size-asian="18pt" style:font-weight-asian="normal" style:font-size-complex="18pt" style:font-weight-complex="normal"/>
    </style:style>
    <style:style style:name="T15" style:family="text">
      <style:text-properties fo:font-size="18pt" fo:font-weight="normal" officeooo:rsid="0011e355" style:font-size-asian="18pt" style:font-weight-asian="normal" style:font-size-complex="18pt" style:font-weight-complex="normal"/>
    </style:style>
    <style:style style:name="T16" style:family="text">
      <style:text-properties fo:font-size="18pt" fo:font-weight="normal" officeooo:rsid="0012d3bf" style:font-size-asian="18pt" style:font-weight-asian="normal" style:font-size-complex="18pt" style:font-weight-complex="normal"/>
    </style:style>
    <style:style style:name="T17" style:family="text">
      <style:text-properties fo:font-size="18pt" fo:font-style="normal" fo:font-weight="normal" officeooo:rsid="000e79ef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size="18pt" fo:font-style="normal" fo:font-weight="normal" officeooo:rsid="0012d3bf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normal" fo:font-weight="normal" officeooo:rsid="00141bf1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normal" fo:font-weight="normal" officeooo:rsid="00169208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 fo:font-style="normal" fo:font-weight="bold" officeooo:rsid="00141bf1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weight="normal" officeooo:rsid="00169208" style:font-weight-asian="normal" style:font-weight-complex="normal"/>
    </style:style>
    <style:style style:name="T23" style:family="text">
      <style:text-properties fo:font-weight="normal" officeooo:rsid="0017f28f" style:font-weight-asian="normal" style:font-weight-complex="normal"/>
    </style:style>
    <style:style style:name="T24" style:family="text">
      <style:text-properties fo:font-weight="normal" officeooo:rsid="001962fc" style:font-weight-asian="normal" style:font-weight-complex="normal"/>
    </style:style>
    <style:style style:name="T25" style:family="text">
      <style:text-properties fo:font-weight="normal" officeooo:rsid="001bc405" style:font-weight-asian="normal" style:font-weight-complex="normal"/>
    </style:style>
    <style:style style:name="T26" style:family="text">
      <style:text-properties fo:font-weight="normal" officeooo:rsid="001c3dc0" style:font-weight-asian="normal" style:font-weight-complex="normal"/>
    </style:style>
    <style:style style:name="T27" style:family="text">
      <style:text-properties fo:font-weight="normal" officeooo:rsid="001d9385" style:font-weight-asian="normal" style:font-weight-complex="normal"/>
    </style:style>
    <style:style style:name="T28" style:family="text">
      <style:text-properties fo:font-style="italic" officeooo:rsid="001bc405" style:font-style-asian="italic" style:font-style-complex="italic"/>
    </style:style>
    <style:style style:name="T29" style:family="text">
      <style:text-properties fo:font-style="italic" fo:font-weight="normal" officeooo:rsid="001962fc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c3dc0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4">Metasploit</text:span></text:p>
      <text:p text:style-name="P3"/>
      <text:p text:style-name="P1"><text:span text:style-name="T8"><text:tab/>Metasploit</text:span><text:span text:style-name="T1"> é um </text:span><text:span text:style-name="T8">framework</text:span><text:span text:style-name="T1"> de código </text:span><text:span text:style-name="T2">aberto</text:span><text:span text:style-name="T1"> desenvolvido utilizando a linguagem de programação </text:span><text:span text:style-name="T8">Ruby.</text:span><text:span text:style-name="T1"> </text:span><text:span text:style-name="T2">E</text:span><text:span text:style-name="T1">sta ferramenta disponibiliza módulos </text:span><text:span text:style-name="T2">que verificam a integridade e a segurança de um software </text:span><text:span text:style-name="T3">que esteja instalado em um dispositivo conectado a uma determinada rede</text:span><text:span text:style-name="T2">, fazendo com que seja possível uma documentação</text:span><text:span text:style-name="T1"> </text:span><text:span text:style-name="T2">e</text:span><text:span text:style-name="T1"> exploração d</text:span><text:span text:style-name="T2">e</text:span><text:span text:style-name="T1"> falhas e vulnerabilidades </text:span><text:span text:style-name="T2">encontradas</text:span><text:span text:style-name="T1">.</text:span></text:p>
      <text:p text:style-name="P7"><text:tab/></text:p>
      <text:list xml:id="list180371381" text:style-name="L1">
        <text:list-item>
          <text:p text:style-name="P14"><text:a xlink:type="simple" xlink:href="https://pplware.sapo.pt/internet/metasploit-sabe-o-que-e/" text:style-name="Internet_20_link" text:visited-style-name="Visited_20_Internet_20_Link"><text:span text:style-name="T1">https://pplware.sapo.pt/internet/metasploit-sabe-o-que-e/</text:span></text:a></text:p>
        </text:list-item>
      </text:list>
      <text:p text:style-name="P8"/>
      <text:p text:style-name="P8"/>
      <text:p text:style-name="P1"><text:span text:style-name="T1"><text:tab/><text:tab/><text:tab/></text:span><text:span text:style-name="T5">Exploit</text:span></text:p>
      <text:p text:style-name="P4"><text:tab/></text:p>
      <text:p text:style-name="P2"><text:span text:style-name="T13"><text:tab/><text:tab/><text:tab/></text:span><text:span text:style-name="T14">O </text:span><text:span text:style-name="T12">exploit</text:span><text:span text:style-name="T14"> é um arquivo ou </text:span><text:span text:style-name="T15">um </text:span><text:span text:style-name="T14">programa malicioso <text:tab/><text:tab/><text:tab/>que é responsável por fazer a execução </text:span><text:span text:style-name="T15">de</text:span><text:span text:style-name="T14"> um <text:tab/><text:tab/><text:tab/><text:tab/>código chamado </text:span><text:span text:style-name="T12">payload</text:span><text:span text:style-name="T14">, </text:span><text:span text:style-name="T15">que é responsável por <text:tab/><text:tab/><text:tab/><text:tab/>executar uma ação <text:tab/>prescrita pelo atacante nas <text:tab/><text:tab/><text:tab/><text:tab/></text:span><text:span text:style-name="T14">falha</text:span><text:span text:style-name="T15">s encontradas no software.</text:span></text:p>
      <text:p text:style-name="P9"/>
      <text:list xml:id="list587831570" text:style-name="L2">
        <text:list-item>
          <text:p text:style-name="P16"><text:a xlink:type="simple" xlink:href="https://www.kaspersky.com.br/blog/exploits-problem-explanation/6010/" text:style-name="Internet_20_link" text:visited-style-name="Visited_20_Internet_20_Link"><text:span text:style-name="T17">https://www.kaspersky.com.br/blog/exploits-problem-explanation/6010/</text:span></text:a></text:p>
          <text:p text:style-name="P10"/>
        </text:list-item>
        <text:list-item>
          <text:p text:style-name="P15"><text:a xlink:type="simple" xlink:href="https://hackersec.com/o-que-e-um-payload-e-por-que-sao-usados-por-hackers/" text:style-name="Internet_20_link" text:visited-style-name="Visited_20_Internet_20_Link"><text:span text:style-name="T1">https://hackersec.com/o-que-e-um-payload-e-por-que-sao-usados-por-hackers/</text:span></text:a></text:p>
        </text:list-item>
      </text:list>
      <text:p text:style-name="P8"/>
      <text:p text:style-name="P8"><text:tab/></text:p>
      <text:p text:style-name="P5"/>
      <text:p text:style-name="P1"><text:span text:style-name="T6"><text:tab/></text:span><text:span text:style-name="T7">Android Application Pack</text:span></text:p>
      <text:p text:style-name="P6"/>
      <text:p text:style-name="P2"><text:span text:style-name="T7"><text:tab/><text:tab/></text:span><text:span text:style-name="T16">O </text:span><text:span text:style-name="T9">Android Application Pack</text:span><text:span text:style-name="T16"> (APK) é um formato de aplicativo destinado apenas ao <text:s/></text:span><text:span text:style-name="T10">a</text:span><text:span text:style-name="T9">ndroid. </text:span><text:span text:style-name="T11">Softwares</text:span><text:span text:style-name="T18"> com </text:span><text:span text:style-name="T20">a</text:span><text:span text:style-name="T18"> </text:span><text:span text:style-name="T20">extensão</text:span><text:span text:style-name="T18"> “.apk” não estão presentes na loja de aplicativos oficial </text:span><text:span text:style-name="T20">do android,</text:span><text:span text:style-name="T18"> <text:s/>e por este motivo o </text:span><text:span text:style-name="T20">software</text:span><text:span text:style-name="T18"> baixado de outras fontes </text:span><text:soft-page-break/><text:span text:style-name="T18">que não sejam</text:span><text:span text:style-name="T19"> verificadas </text:span><text:span text:style-name="T18">o tornam totalmente inseguro e desprotegido.</text:span><text:span text:style-name="T9"> </text:span></text:p>
      <text:p text:style-name="P13"/>
      <text:list xml:id="list3232317102" text:style-name="L3">
        <text:list-item>
          <text:p text:style-name="P17"><text:a xlink:type="simple" xlink:href="https://www.androidpit.com.br/arquivo-apk-o-que-e" text:style-name="Internet_20_link" text:visited-style-name="Visited_20_Internet_20_Link"><text:span text:style-name="T18">https://www.androidpit.com.br/arquivo-apk-o-que-e</text:span></text:a></text:p>
        </text:list-item>
      </text:list>
      <text:p text:style-name="P13"/>
      <text:p text:style-name="P13"/>
      <text:p text:style-name="P2"><text:span text:style-name="T9"><text:tab/></text:span><text:span text:style-name="T21">Engenharia Social</text:span></text:p>
      <text:p text:style-name="P11"><text:tab/></text:p>
      <text:p text:style-name="P11"><text:tab/><text:tab/><text:span text:style-name="T22">Engenharia social consiste </text:span><text:span text:style-name="T23">no ato de</text:span><text:span text:style-name="T22"> </text:span><text:span text:style-name="T23">persuadi</text:span><text:span text:style-name="T25">r</text:span><text:span text:style-name="T22">, faze</text:span><text:span text:style-name="T23">ndo</text:span><text:span text:style-name="T22"> com que </text:span><text:span text:style-name="T25">as pessoas</text:span><text:span text:style-name="T22"> escolhida</text:span><text:span text:style-name="T25">s</text:span><text:span text:style-name="T22"> </text:span><text:span text:style-name="T25">para serem alvos dest</text:span><text:span text:style-name="T27">a habilidade</text:span><text:span text:style-name="T25"> </text:span><text:span text:style-name="T22">passe</text:span><text:span text:style-name="T25">m</text:span><text:span text:style-name="T22"> informações confidencias ou que façam coisas que normalmente n</text:span><text:span text:style-name="T23">ã</text:span><text:span text:style-name="T22">o fariam. </text:span><text:span text:style-name="T24">Existem várias formas de colocar essa habilidade em prática, como: </text:span><text:span text:style-name="T29">phishing</text:span><text:span text:style-name="T24"> e </text:span><text:span text:style-name="T29">pretexting.</text:span></text:p>
      <text:p text:style-name="P11"><text:span text:style-name="T24"/></text:p>
      <text:p text:style-name="P11"><text:span text:style-name="T24"/></text:p>
      <text:p text:style-name="P11"><text:span text:style-name="T24"><text:tab/><text:tab/></text:span><text:span text:style-name="T28">Phishing</text:span></text:p>
      <text:p text:style-name="P11"><text:span text:style-name="T28"/></text:p>
      <text:p text:style-name="P12"><text:span text:style-name="T28"><text:tab/><text:tab/><text:tab/></text:span><text:span text:style-name="T25">Phishing é um método de engenharia social que</text:span><text:span text:style-name="T28"> <text:tab/><text:tab/><text:tab/></text:span><text:span text:style-name="T25">Tem como objetivo capturar informações e dados</text:span></text:p>
      <text:p text:style-name="P12"><text:span text:style-name="T25"><text:tab/><text:tab/>da vítima por meio da persuasão </text:span><text:span text:style-name="T26">com mensagens falsas</text:span><text:span text:style-name="T25">.</text:span></text:p>
      <text:p text:style-name="P11"><text:span text:style-name="T25"/></text:p>
      <text:p text:style-name="P11"><text:span text:style-name="T25"><text:tab/><text:tab/></text:span><text:span text:style-name="T28">Pretexting</text:span></text:p>
      <text:p text:style-name="P11"><text:tab/><text:tab/></text:p>
      <text:p text:style-name="P11"><text:tab/><text:tab/><text:tab/><text:span text:style-name="T30">Pretexting</text:span><text:span text:style-name="T26"> é uma técnica de engenharia </text:span><text:span text:style-name="T27">social </text:span><text:span text:style-name="T26">onde <text:tab/><text:tab/><text:tab/></text:span><text:span text:style-name="T27">o atacante já possui algumas informações previas <text:tab/><text:tab/><text:tab/>da vítima e com isso é criado todo um cenário <text:tab/><text:tab/><text:tab/><text:tab/>fictício para persuadi-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2:36:11.682140141</meta:creation-date>
    <dc:date>2020-03-28T13:33:19.807478273</dc:date>
    <meta:editing-duration>PT8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250" meta:character-count="1892" meta:non-whitespace-character-count="1600"/>
  </office:meta>
</office:document-meta>
</file>